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 día 23 de Noviembre nos volvimos a reunir como habíamos acordado. </text:p>
      <text:p text:style-name="Standard"/>
      <text:p text:style-name="Standard">Antes de la reunión no me había dado tiempo a meterme con la parte de programación que quedaba<text:span text:style-name="T1"> (programa y simulaciones)</text:span> así que queda pendiente para la semana que viene.</text:p>
      <text:p text:style-name="Standard"/>
      <text:p text:style-name="Standard">Por tanto nos centramos en pequeños avances de la memoria. Empezamos entrando en el desarrollo de los casos de uso, los cuales había modificado y dejado como hablamos en la anterior reunión (Quite el sistema como actor secundario, añadir las extensiones). En esta reunión concretamos lo que era la Garantía<text:span text:style-name="T1"> mínima</text:span>, que es lo mínimo que tiene que hacer el programa (aunque no tiene porque tener éxito la ejecución, puede ser por un fallo). Por ejemplo comentamos que en el caso de añadir foto, una garantía mínima es que el usuario reciba un mensaje de confirmación de éxito o de fracaso de la carga de la imagen (funcionalidad no desarrollada así que la tendré<text:span text:style-name="T1"> que implementar</text:span> si quiero añadir esto al caso de uso). En el caso de Contar en foto, la garantía mínima podría ser que se carguen los recortes de la imagen principal, aunque después el usuario cuente mal los puntos o lo que sea.</text:p>
      <text:p text:style-name="Standard"/>
      <text:p text:style-name="Standard">Después nos fuimos a las tareas realizadas en todos los informes, que ya agrupe por reuniones y diferencia ciertas tareas que hacían cumplir requisitos antes de la reunión. Todo esto agrupado habrá que insertarlo en la memoria como pdf. Hicimos una primera intentona pero son demasiadas tareas y se cortan con la hoja por lo que habrá que dividir el anexo hoja por hoja para que quede bien, y habrá que quitar los fondos que distinguen a cada tarea ya que eso es solo para el diagrama de Gantt que también termine agrupando las tareas en distintos bloques (análisis, investigación, desarrollo, pruebas, documentación y problemas). Este diagrama queda con los distintos bloques que se desarrollan de forma intermitente porque al ser un proyecto desarrollado con metodología iterativa incremental hay varias fases de cada bloque en varios ciclos. Añadiré<text:span text:style-name="T1"> la imagen a la memoria también.</text:span></text:p>
      <text:p text:style-name="Standard"><text:span text:style-name="T1"/></text:p>
      <text:p text:style-name="P1">Por ultimo había un par de citas referentes a dos imágenes que no estaban bien y las modificamos para dejarlas ya listas.</text:p>
      <text:p text:style-name="P1"/>
      <text:p text:style-name="P1">Esto ha sido todo, como ya he dicho añadiré las 3 cosas que hemos hablado de la memoria y espero tener muy avanzada la programación para la próxima reunión que en principio sera el lunes que vie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3T23:23:17.44</meta:creation-date>
    <dc:date>2020-11-23T23:50:50.84</dc:date>
    <meta:editing-duration>PT11M2S</meta:editing-duration>
    <meta:editing-cycles>2</meta:editing-cycles>
    <meta:generator>LibreOffice/3.4$Win32 LibreOffice_project/340m1$Build-12</meta:generator>
    <meta:document-statistic meta:table-count="0" meta:image-count="0" meta:object-count="0" meta:page-count="1" meta:paragraph-count="0" meta:word-count="402" meta:character-count="2330" meta:non-whitespace-character-count="1933"/>
  </office:meta>
</office:document-meta>
</file>